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8" calcext:value-type="float">
            <text:p>2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85" calcext:value-type="float">
            <text:p>2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72" calcext:value-type="float">
            <text:p>37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41" calcext:value-type="float">
            <text:p>3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49" calcext:value-type="float">
            <text:p>3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25" calcext:value-type="float">
            <text:p>4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94" calcext:value-type="float">
            <text:p>3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47" calcext:value-type="float">
            <text:p>4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412" calcext:value-type="float">
            <text:p>4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508" calcext:value-type="float">
            <text:p>5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30" calcext:value-type="float">
            <text:p>5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533" calcext:value-type="float">
            <text:p>5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26" calcext:value-type="float">
            <text:p>5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558" calcext:value-type="float">
            <text:p>5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43" calcext:value-type="float">
            <text:p>5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589" calcext:value-type="float">
            <text:p>58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74" calcext:value-type="float">
            <text:p>5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51" calcext:value-type="float">
            <text:p>6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18" calcext:value-type="float">
            <text:p>6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87" calcext:value-type="float">
            <text:p>6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4" calcext:value-type="float">
            <text:p>6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701" calcext:value-type="float">
            <text:p>7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24" calcext:value-type="float">
            <text:p>72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758" calcext:value-type="float">
            <text:p>7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760" calcext:value-type="float">
            <text:p>7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814" calcext:value-type="float">
            <text:p>8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33" calcext:value-type="float">
            <text:p>8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874" calcext:value-type="float">
            <text:p>87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93" calcext:value-type="float">
            <text:p>8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886" calcext:value-type="float">
            <text:p>8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90" calcext:value-type="float">
            <text:p>8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80" calcext:value-type="float">
            <text:p>9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016" calcext:value-type="float">
            <text:p>10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111" calcext:value-type="float">
            <text:p>11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066" calcext:value-type="float">
            <text:p>10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98" calcext:value-type="float">
            <text:p>10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090" calcext:value-type="float">
            <text:p>10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39" calcext:value-type="float">
            <text:p>11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165" calcext:value-type="float">
            <text:p>11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176" calcext:value-type="float">
            <text:p>117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208" calcext:value-type="float">
            <text:p>12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33" calcext:value-type="float">
            <text:p>12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80" calcext:value-type="float">
            <text:p>12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343" calcext:value-type="float">
            <text:p>13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319" calcext:value-type="float">
            <text:p>13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365" calcext:value-type="float">
            <text:p>13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394" calcext:value-type="float">
            <text:p>13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463" calcext:value-type="float">
            <text:p>14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477" calcext:value-type="float">
            <text:p>14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515" calcext:value-type="float">
            <text:p>15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537" calcext:value-type="float">
            <text:p>153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602" calcext:value-type="float">
            <text:p>16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593" calcext:value-type="float">
            <text:p>15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644" calcext:value-type="float">
            <text:p>164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663" calcext:value-type="float">
            <text:p>16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743" calcext:value-type="float">
            <text:p>17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722" calcext:value-type="float">
            <text:p>17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62" calcext:value-type="float">
            <text:p>1762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47:03.446394341</meta:creation-date>
    <dc:date>2019-05-14T18:50:35.257806130</dc:date>
    <meta:editing-duration>PT3M32S</meta:editing-duration>
    <meta:editing-cycles>1</meta:editing-cycles>
    <meta:document-statistic meta:table-count="1" meta:cell-count="300" meta:object-count="0"/>
    <meta:generator>LibreOffice/5.1.6.2$Linux_X86_64 LibreOffice_project/10m0$Build-2</meta:generator>
  </office:meta>
</office:document-meta>
</file>